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Vtopia" svg:font-family="FreeVtopia"/>
    <style:font-face style:name="HanaMinA" svg:font-family="HanaMinA"/>
    <style:font-face style:name="Lohit Hindi1" svg:font-family="'Lohit Hindi'"/>
    <style:font-face style:name="Wreathe Unicode" svg:font-family="'Wreathe Unicode'"/>
    <style:font-face style:name="FreeVtopia1" svg:font-family="FreeVtopia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Vtopia1" officeooo:paragraph-rsid="0011b2ff"/>
    </style:style>
    <style:style style:name="P2" style:family="paragraph" style:parent-style-name="Standard">
      <style:text-properties style:font-name="FreeVtopia1" officeooo:paragraph-rsid="00132270"/>
    </style:style>
    <style:style style:name="P3" style:family="paragraph" style:parent-style-name="Standard">
      <style:text-properties style:font-name="FreeVtopia1" officeooo:rsid="00195fde" officeooo:paragraph-rsid="0011b2ff" style:font-name-asian="Wreathe Unicode" style:font-name-complex="Wreathe Unicode"/>
    </style:style>
    <style:style style:name="P4" style:family="paragraph" style:parent-style-name="Standard">
      <style:text-properties style:font-name="FreeVtopia1" officeooo:rsid="00195fde" officeooo:paragraph-rsid="00132270" style:font-name-asian="Wreathe Unicode" style:font-name-complex="Wreathe Unicode"/>
    </style:style>
    <style:style style:name="P5" style:family="paragraph" style:parent-style-name="Standard">
      <style:text-properties style:font-name="FreeVtopia1" officeooo:rsid="00135ce9" officeooo:paragraph-rsid="00135ce9" style:font-name-asian="Wreathe Unicode" style:font-name-complex="Wreathe Unicode"/>
    </style:style>
    <style:style style:name="P6" style:family="paragraph" style:parent-style-name="Standard">
      <style:text-properties style:font-name="FreeVtopia1" officeooo:rsid="00140e9f" officeooo:paragraph-rsid="00140e9f" style:font-name-asian="Wreathe Unicode" style:font-name-complex="Wreathe Unicode"/>
    </style:style>
    <style:style style:name="P7" style:family="paragraph" style:parent-style-name="Standard">
      <style:text-properties style:font-name="FreeVtopia1" officeooo:rsid="000c8c89" officeooo:paragraph-rsid="00141785" style:font-name-asian="Wreathe Unicode" style:font-name-complex="Wreathe Unicode"/>
    </style:style>
    <style:style style:name="P8" style:family="paragraph" style:parent-style-name="Standard">
      <style:text-properties style:font-name="FreeVtopia1" officeooo:rsid="0014f1f7" officeooo:paragraph-rsid="0014f1f7" style:font-name-asian="Wreathe Unicode" style:font-name-complex="Wreathe Unicode"/>
    </style:style>
    <style:style style:name="P9" style:family="paragraph" style:parent-style-name="Standard">
      <style:text-properties style:font-name="FreeVtopia1" officeooo:rsid="00173031" officeooo:paragraph-rsid="0014f1f7" style:font-name-asian="Wreathe Unicode" style:font-name-complex="Wreathe Unicode"/>
    </style:style>
    <style:style style:name="P10" style:family="paragraph" style:parent-style-name="Standard">
      <style:text-properties officeooo:rsid="000aadf4" officeooo:paragraph-rsid="000aadf4"/>
    </style:style>
    <style:style style:name="P11" style:family="paragraph" style:parent-style-name="Standard">
      <style:text-properties officeooo:rsid="000d0135" officeooo:paragraph-rsid="000d0135"/>
    </style:style>
    <style:style style:name="P12" style:family="paragraph" style:parent-style-name="Standard">
      <style:text-properties officeooo:rsid="000ea7de" officeooo:paragraph-rsid="000ea7de"/>
    </style:style>
    <style:style style:name="P13" style:family="paragraph" style:parent-style-name="Standard">
      <style:text-properties officeooo:rsid="001050a5" officeooo:paragraph-rsid="001050a5"/>
    </style:style>
    <style:style style:name="P14" style:family="paragraph" style:parent-style-name="Standard">
      <style:text-properties officeooo:rsid="00095b3e" officeooo:paragraph-rsid="00141785"/>
    </style:style>
    <style:style style:name="P15" style:family="paragraph" style:parent-style-name="Standard">
      <style:text-properties officeooo:rsid="000b6253" officeooo:paragraph-rsid="00141785"/>
    </style:style>
    <style:style style:name="P16" style:family="paragraph" style:parent-style-name="Standard">
      <style:text-properties officeooo:rsid="000c5f4b" officeooo:paragraph-rsid="00141785"/>
    </style:style>
    <style:style style:name="P17" style:family="paragraph" style:parent-style-name="Standard">
      <style:text-properties officeooo:rsid="00170afb" officeooo:paragraph-rsid="00141785"/>
    </style:style>
    <style:style style:name="P18" style:family="paragraph" style:parent-style-name="Standard">
      <style:text-properties officeooo:rsid="0017ee65" officeooo:paragraph-rsid="00141785"/>
    </style:style>
    <style:style style:name="P19" style:family="paragraph" style:parent-style-name="Standard">
      <style:text-properties style:font-name="FreeVtopia1" officeooo:rsid="0019e557" officeooo:paragraph-rsid="0019e557" style:font-name-asian="Wreathe Unicode" style:font-name-complex="Wreathe Unicode"/>
    </style:style>
    <style:style style:name="P20" style:family="paragraph" style:parent-style-name="Standard">
      <style:text-properties style:font-name="FreeVtopia1" officeooo:rsid="0019e557" officeooo:paragraph-rsid="001a0cba" style:font-name-asian="Wreathe Unicode" style:font-name-complex="Wreathe Unicode"/>
    </style:style>
    <style:style style:name="T1" style:family="text">
      <style:text-properties officeooo:rsid="00195fde" style:font-name-asian="Wreathe Unicode" style:font-name-complex="Wreathe Unicode"/>
    </style:style>
    <style:style style:name="T2" style:family="text">
      <style:text-properties officeooo:rsid="0011b2ff" style:font-name-asian="Wreathe Unicode" style:font-name-complex="Wreathe Unicode"/>
    </style:style>
    <style:style style:name="T3" style:family="text">
      <style:text-properties officeooo:rsid="0012428d" style:font-name-asian="Wreathe Unicode" style:font-name-complex="Wreathe Unicode"/>
    </style:style>
    <style:style style:name="T4" style:family="text">
      <style:text-properties officeooo:rsid="00132270" style:font-name-asian="Wreathe Unicode" style:font-name-complex="Wreathe Unicode"/>
    </style:style>
    <style:style style:name="T5" style:family="text">
      <style:text-properties officeooo:rsid="00141785"/>
    </style:style>
    <style:style style:name="T6" style:family="text">
      <style:text-properties officeooo:rsid="001684cb"/>
    </style:style>
    <style:style style:name="T7" style:family="text">
      <style:text-properties officeooo:rsid="00173031"/>
    </style:style>
    <style:style style:name="T8" style:family="text">
      <style:text-properties officeooo:rsid="001a0c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reathe bugs to add to Mantis — ongoing list, started 13 June 2013</text:p>
      <text:p text:style-name="P10"/>
      <text:p text:style-name="P11">Qalculate menu structure broken in global menu</text:p>
      <text:p text:style-name="P11"/>
      <text:p text:style-name="P12">Add a toggle-switch for the cursor trails on my website</text:p>
      <text:p text:style-name="P12"/>
      <text:p text:style-name="P13">Add a pixie-dust cursor trail to Wreathe</text:p>
      <text:p text:style-name="P13"/>
      <text:p text:style-name="P13">Add Aero-snap function to Wreathe</text:p>
      <text:p text:style-name="P13"/>
      <text:p text:style-name="P13">Add full DCE editor / project management system / file browser / web browser / Ember browser.</text:p>
      <text:p text:style-name="P13"/>
      <text:p text:style-name="P1"><text:span text:style-name="T2">C</text:span><text:span text:style-name="T1">ompiz work</text:span></text:p>
      <text:p text:style-name="P3"/>
      <text:p text:style-name="P3">Quick look equivalent</text:p>
      <text:p text:style-name="P3"/>
      <text:p text:style-name="P1"><text:span text:style-name="T1">HTTP sync </text:span><text:span text:style-name="T2">(what I wanted for </text:span><text:span text:style-name="T3">WG2 document registry)</text:span></text:p>
      <text:p text:style-name="P3"/>
      <text:p text:style-name="P2"><text:span text:style-name="T4">P</text:span><text:span text:style-name="T1">anel-based download manager in DCE interface</text:span></text:p>
      <text:p text:style-name="P4"/>
      <text:p text:style-name="P4">Spotlight-style launcher tool/indexer</text:p>
      <text:p text:style-name="P4"/>
      <text:p text:style-name="P5">AlphaSync functionality</text:p>
      <text:p text:style-name="P5"/>
      <text:p text:style-name="P6">Have backup X to Y for syncing devices/backing up computer — same system? Or, just use a Copy to projects or Copy to computer function.</text:p>
      <text:p text:style-name="P6"/>
      <text:p text:style-name="P6">Reverse engineer First Class Protocol &amp; add FCP support to project manager; include PIM network syncing or subscription feature?</text:p>
      <text:p text:style-name="P6"/>
      <text:p text:style-name="P14">When at higher resolutions than 1024x768, Wreathe doesn’t have a max<text:span text:style-name="T6">i</text:span>mised bottom plasma panel</text:p>
      <text:p text:style-name="P14"/>
      <text:p text:style-name="P14">VLC fullscreen controller is at bottom instead of top</text:p>
      <text:p text:style-name="P14"/>
      <text:p text:style-name="P14">Wreathe 7r2a contains too many unused/duplicate/etc programs</text:p>
      <text:p text:style-name="P14"/>
      <text:p text:style-name="P14">Wreathe 7r2a contains too many development libraries and such</text:p>
      <text:p text:style-name="P14"><text:soft-page-break/></text:p>
      <text:p text:style-name="P14">Add mouse to system requirements</text:p>
      <text:p text:style-name="P14"/>
      <text:p text:style-name="P14">Save as MHTML <text:span text:style-name="T5">in firefox </text:span>saves everything (including plain images) as an archive</text:p>
      <text:p text:style-name="P14"/>
      <text:p text:style-name="P15">KRunner steals focus from other windows, making AppMenu not work</text:p>
      <text:p text:style-name="P15"/>
      <text:p text:style-name="P16">DansGuardian still not working; sometimes breaking file/form submissions (e g Wreathe bug tracker, Internet Archive)</text:p>
      <text:p text:style-name="P16"/>
      <text:p text:style-name="P17">Plymouth shutdown screen often ugly</text:p>
      <text:p text:style-name="P17"/>
      <text:p text:style-name="P18">Complete lockups sometimes when (using Ktorrent? Using an external USB drive? Watching Hulu? All three at once?)</text:p>
      <text:p text:style-name="P16"/>
      <text:p text:style-name="P7">Wreathe 7a and 7r2a need distinction in the wiki…</text:p>
      <text:p text:style-name="P7"/>
      <text:p text:style-name="P8">Tab Utilities 1.5 extension does not work with Firefox 21 (current version), preventing upgrading</text:p>
      <text:p text:style-name="P8"/>
      <text:p text:style-name="P8">//<text:span text:style-name="T7">DONE</text:span></text:p>
      <text:p text:style-name="P8"/>
      <text:p text:style-name="P8"><text:s/><text:span text:style-name="T7">Find solution to LibO F key shortcuts conflicting with Wreathe system hotkeys</text:span></text:p>
      <text:p text:style-name="P9"/>
      <text:p text:style-name="P19">Make GUI keyboard layout manager for Wreathe.</text:p>
      <text:p text:style-name="P19"/>
      <text:p text:style-name="P20"><text:span text:style-name="T8">Wreathe keyboard layout manager should support: custom compose sequen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Vtopia" svg:font-family="FreeVtopia"/>
    <style:font-face style:name="HanaMinA" svg:font-family="HanaMinA"/>
    <style:font-face style:name="Lohit Hindi1" svg:font-family="'Lohit Hindi'"/>
    <style:font-face style:name="Wreathe Unicode" svg:font-family="'Wreathe Unicode'"/>
    <style:font-face style:name="FreeVtopia1" svg:font-family="FreeVtopia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Vtopia" fo:font-size="12pt" fo:language="en" fo:country="GB" style:letter-kerning="true" style:font-name-asian="HanaMin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Vtopia" fo:font-size="14pt" style:font-name-asian="HanaMinA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Vtopia" style:font-name-asian="HanaMinA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Vtopia" fo:font-size="12pt" fo:font-style="italic" style:font-name-asian="HanaMinA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Vtopia" style:font-name-asian="HanaMinA"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3-06-13T20:18:30</meta:creation-date>
    <dc:date>2013-06-24T17:33:49</dc:date>
    <dc:creator>wreathe </dc:creator>
    <meta:editing-duration>PT4H55M30S</meta:editing-duration>
    <meta:editing-cycles>18</meta:editing-cycles>
    <meta:generator>LibreOffice/4.0.3.3$Linux_x86 LibreOffice_project/0eaa50a932c8f2199a615e1eb30f7ac74279539</meta:generator>
    <meta:document-statistic meta:table-count="0" meta:image-count="0" meta:object-count="0" meta:page-count="2" meta:paragraph-count="30" meta:word-count="282" meta:character-count="1839" meta:non-whitespace-character-count="1584"/>
  </office:meta>
</office:document-meta>
</file>